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formula="of:=2024*[.K1]" office:value-type="float" office:value="253000" calcext:value-type="float">
            <text:p>253000</text:p>
          </table:table-cell>
          <table:table-cell table:number-columns-repeated="7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9"/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table:formula="of:=253*2024" office:value-type="float" office:value="512072" calcext:value-type="float">
            <text:p>51207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12" calcext:value-type="float">
            <text:p>512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2024*[.K5]" office:value-type="float" office:value="1036288" calcext:value-type="float">
            <text:p>10362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2024*[.K6]" office:value-type="float" office:value="2097446912" calcext:value-type="float">
            <text:p>20974469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0974" calcext:value-type="float">
            <text:p>20974</text:p>
          </table:table-cell>
          <table:table-cell office:value-type="float" office:value="46912" calcext:value-type="float">
            <text:p>46912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2024*[.K8]" office:value-type="float" office:value="42451376" calcext:value-type="float">
            <text:p>42451376</text:p>
          </table:table-cell>
          <table:table-cell table:formula="of:=2024*[.L8]" office:value-type="float" office:value="94949888" calcext:value-type="float">
            <text:p>9494988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245" calcext:value-type="float">
            <text:p>4245</text:p>
          </table:table-cell>
          <table:table-cell office:value-type="float" office:value="1376" calcext:value-type="float">
            <text:p>1376</text:p>
          </table:table-cell>
          <table:table-cell office:value-type="float" office:value="9494" calcext:value-type="float">
            <text:p>9494</text:p>
          </table:table-cell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table:formula="of:=2024*[.A10]" office:value-type="float" office:value="4048" calcext:value-type="float">
            <text:p>4048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formula="of:=2024*4" office:value-type="float" office:value="8096" calcext:value-type="float">
            <text:p>8096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formula="of:=2024*6" office:value-type="float" office:value="12144" calcext:value-type="float">
            <text:p>12144</text:p>
          </table:table-cell>
          <table:table-cell table:number-columns-repeated="17"/>
        </table:table-row>
        <table:table-row table:style-name="ro1">
          <table:table-cell table:formula="of:=[.A26]*2024" office:value-type="float" office:value="24579456" calcext:value-type="float">
            <text:p>24579456</text:p>
          </table:table-cell>
          <table:table-cell table:number-columns-repeated="17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9456" calcext:value-type="float">
            <text:p>9456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formula="of:=2024*5" office:value-type="float" office:value="10120" calcext:value-type="float">
            <text:p>10120</text:p>
          </table:table-cell>
          <table:table-cell table:number-columns-repeated="17"/>
        </table:table-row>
        <table:table-row table:style-name="ro1">
          <table:table-cell table:formula="of:=2024*[.A35]" office:value-type="float" office:value="20482880" calcext:value-type="float">
            <text:p>20482880</text:p>
          </table:table-cell>
          <table:table-cell table:number-columns-repeated="1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880" calcext:value-type="float">
            <text:p>2880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formula="of:=2024*7" office:value-type="float" office:value="14168" calcext:value-type="float">
            <text:p>14168</text:p>
          </table:table-cell>
          <table:table-cell table:number-columns-repeated="17"/>
        </table:table-row>
        <table:table-row table:style-name="ro1">
          <table:table-cell table:formula="of:=2024*[.A44]" office:value-type="float" office:value="28676032" calcext:value-type="float">
            <text:p>28676032</text:p>
          </table:table-cell>
          <table:table-cell table:number-columns-repeated="17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6032" calcext:value-type="float">
            <text:p>6032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formula="of:=2024*[.A53]" office:value-type="float" office:value="6072" calcext:value-type="float">
            <text:p>6072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table:formula="of:=2024*[.A60]" office:value-type="float" office:value="16192" calcext:value-type="float">
            <text:p>16192</text:p>
          </table:table-cell>
          <table:table-cell table:number-columns-repeated="17"/>
        </table:table-row>
        <table:table-row table:style-name="ro1">
          <table:table-cell table:formula="of:=2024*[.A61]" office:value-type="float" office:value="32772608" calcext:value-type="float">
            <text:p>32772608</text:p>
          </table:table-cell>
          <table:table-cell table:number-columns-repeated="17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2608" calcext:value-type="float">
            <text:p>2608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formula="of:=2024*[.A69]" office:value-type="float" office:value="18216" calcext:value-type="float">
            <text:p>18216</text:p>
          </table:table-cell>
          <table:table-cell table:number-columns-repeated="17"/>
        </table:table-row>
        <table:table-row table:style-name="ro1">
          <table:table-cell table:formula="of:=2024*[.A70]" office:value-type="float" office:value="36869184" calcext:value-type="float">
            <text:p>36869184</text:p>
          </table:table-cell>
          <table:table-cell table:number-columns-repeated="17"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9184" calcext:value-type="float">
            <text:p>9184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02:35:01.103555737</meta:creation-date>
    <dc:date>2024-12-15T15:21:48.947212816</dc:date>
    <meta:editing-duration>PT1H32M33S</meta:editing-duration>
    <meta:editing-cycles>2</meta:editing-cycles>
    <meta:generator>LibreOffice/7.3.7.2$Linux_X86_64 LibreOffice_project/30$Build-2</meta:generator>
    <meta:document-statistic meta:table-count="1" meta:cell-count="146" meta:object-count="0"/>
  </office:meta>
</office:document-meta>
</file>